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TreeProcessor.dispo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creteTreeProcessor.process( Environment environment , Invok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oncreteTreeProcesso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getWrapping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process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reteTreeProcessor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handleServletRedirect( String uri ,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creteTreeProcesso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build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reteTreeProcessor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Redirector.servletRedirec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getRoo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Redirector.cocoonRedirect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reteTreeProcessor.setProcessorData( WebApplicationContext webAppContext , ProcessingNode rootNode , List disposableNodes , List enterSitemapEventListeners , List leaveSitemapEventListen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creteTreeProcessor.getSitemap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ConcreteTreeProcessor( TreeProcessor wrappingProcessor , SitemapExecutor sitemap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eeProcessor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handleCocoonRedirect( String uri , Environment env , Invoke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creteTreeProcessor.markForDispos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reteTreeProcesso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get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Redirector.TreeProcessorRedirector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